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t-results" table:style-name="ta1">
        <table:shapes>
          <draw:frame draw:z-index="0" draw:style-name="gr1" draw:text-style-name="P1" svg:width="453.29pt" svg:height="255.26pt" svg:x="86.31pt" svg:y="411.85pt">
            <draw:object draw:notify-on-update-of-ranges="'set-results'.A1:'set-results'.A1 'set-results'.A2:'set-results'.A30 'set-results'.B1:'set-results'.B1 'set-results'.B2:'set-results'.B30 'set-results'.C1:'set-results'.C1 'set-results'.C2:'set-results'.C30 'set-results'.D1:'set-results'.D1 'set-results'.D2:'set-results'.D30 'set-results'.E1:'set-results'.E1 'set-results'.E2:'set-results'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[512 buckets]Michael hash-table"</text:p>
          </table:table-cell>
          <table:table-cell office:value-type="string" calcext:value-type="string">
            <text:p>std::unordered_set with mutex"</text:p>
          </table:table-cell>
          <table:table-cell office:value-type="string" calcext:value-type="string">
            <text:p>std::unordered_set with spin-lock"</text:p>
          </table:table-cell>
          <table:table-cell office:value-type="string" calcext:value-type="string">
            <text:p>tbb::concurent_hash_map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05390" calcext:value-type="float">
            <text:p>5805390</text:p>
          </table:table-cell>
          <table:table-cell office:value-type="float" office:value="4712200" calcext:value-type="float">
            <text:p>4712200</text:p>
          </table:table-cell>
          <table:table-cell office:value-type="float" office:value="5316790" calcext:value-type="float">
            <text:p>5316790</text:p>
          </table:table-cell>
          <table:table-cell office:value-type="float" office:value="4468000" calcext:value-type="float">
            <text:p>4468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3090" calcext:value-type="float">
            <text:p>1583090</text:p>
          </table:table-cell>
          <table:table-cell office:value-type="float" office:value="1696260" calcext:value-type="float">
            <text:p>1696260</text:p>
          </table:table-cell>
          <table:table-cell office:value-type="float" office:value="5185880" calcext:value-type="float">
            <text:p>5185880</text:p>
          </table:table-cell>
          <table:table-cell office:value-type="float" office:value="2060550" calcext:value-type="float">
            <text:p>2060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7740" calcext:value-type="float">
            <text:p>1587740</text:p>
          </table:table-cell>
          <table:table-cell office:value-type="float" office:value="1509140" calcext:value-type="float">
            <text:p>1509140</text:p>
          </table:table-cell>
          <table:table-cell office:value-type="float" office:value="4652520" calcext:value-type="float">
            <text:p>4652520</text:p>
          </table:table-cell>
          <table:table-cell office:value-type="float" office:value="1499720" calcext:value-type="float">
            <text:p>1499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2220" calcext:value-type="float">
            <text:p>1342220</text:p>
          </table:table-cell>
          <table:table-cell office:value-type="float" office:value="1572400" calcext:value-type="float">
            <text:p>1572400</text:p>
          </table:table-cell>
          <table:table-cell office:value-type="float" office:value="4615800" calcext:value-type="float">
            <text:p>4615800</text:p>
          </table:table-cell>
          <table:table-cell office:value-type="float" office:value="1219700" calcext:value-type="float">
            <text:p>1219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5780" calcext:value-type="float">
            <text:p>1225780</text:p>
          </table:table-cell>
          <table:table-cell office:value-type="float" office:value="1551360" calcext:value-type="float">
            <text:p>1551360</text:p>
          </table:table-cell>
          <table:table-cell office:value-type="float" office:value="4573420" calcext:value-type="float">
            <text:p>4573420</text:p>
          </table:table-cell>
          <table:table-cell office:value-type="float" office:value="1152780" calcext:value-type="float">
            <text:p>11527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2780" calcext:value-type="float">
            <text:p>1682780</text:p>
          </table:table-cell>
          <table:table-cell office:value-type="float" office:value="2051750" calcext:value-type="float">
            <text:p>2051750</text:p>
          </table:table-cell>
          <table:table-cell office:value-type="float" office:value="4485690" calcext:value-type="float">
            <text:p>4485690</text:p>
          </table:table-cell>
          <table:table-cell office:value-type="float" office:value="1314590" calcext:value-type="float">
            <text:p>13145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8520" calcext:value-type="float">
            <text:p>1598520</text:p>
          </table:table-cell>
          <table:table-cell office:value-type="float" office:value="1851630" calcext:value-type="float">
            <text:p>1851630</text:p>
          </table:table-cell>
          <table:table-cell office:value-type="float" office:value="4436930" calcext:value-type="float">
            <text:p>4436930</text:p>
          </table:table-cell>
          <table:table-cell office:value-type="float" office:value="1380510" calcext:value-type="float">
            <text:p>13805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5040" calcext:value-type="float">
            <text:p>2245040</text:p>
          </table:table-cell>
          <table:table-cell office:value-type="float" office:value="2534570" calcext:value-type="float">
            <text:p>2534570</text:p>
          </table:table-cell>
          <table:table-cell office:value-type="float" office:value="4342920" calcext:value-type="float">
            <text:p>4342920</text:p>
          </table:table-cell>
          <table:table-cell office:value-type="float" office:value="1102130" calcext:value-type="float">
            <text:p>1102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9610" calcext:value-type="float">
            <text:p>2569610</text:p>
          </table:table-cell>
          <table:table-cell office:value-type="float" office:value="2087960" calcext:value-type="float">
            <text:p>2087960</text:p>
          </table:table-cell>
          <table:table-cell office:value-type="float" office:value="4287460" calcext:value-type="float">
            <text:p>4287460</text:p>
          </table:table-cell>
          <table:table-cell office:value-type="float" office:value="1435600" calcext:value-type="float">
            <text:p>1435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5120" calcext:value-type="float">
            <text:p>2565120</text:p>
          </table:table-cell>
          <table:table-cell office:value-type="float" office:value="2684570" calcext:value-type="float">
            <text:p>2684570</text:p>
          </table:table-cell>
          <table:table-cell office:value-type="float" office:value="4099100" calcext:value-type="float">
            <text:p>4099100</text:p>
          </table:table-cell>
          <table:table-cell office:value-type="float" office:value="2137850" calcext:value-type="float">
            <text:p>21378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56310" calcext:value-type="float">
            <text:p>2856310</text:p>
          </table:table-cell>
          <table:table-cell office:value-type="float" office:value="2575570" calcext:value-type="float">
            <text:p>2575570</text:p>
          </table:table-cell>
          <table:table-cell office:value-type="float" office:value="3907950" calcext:value-type="float">
            <text:p>3907950</text:p>
          </table:table-cell>
          <table:table-cell office:value-type="float" office:value="2306070" calcext:value-type="float">
            <text:p>23060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64930" calcext:value-type="float">
            <text:p>2664930</text:p>
          </table:table-cell>
          <table:table-cell office:value-type="float" office:value="2598920" calcext:value-type="float">
            <text:p>2598920</text:p>
          </table:table-cell>
          <table:table-cell office:value-type="float" office:value="3788510" calcext:value-type="float">
            <text:p>3788510</text:p>
          </table:table-cell>
          <table:table-cell office:value-type="float" office:value="2356910" calcext:value-type="float">
            <text:p>23569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38440" calcext:value-type="float">
            <text:p>2738440</text:p>
          </table:table-cell>
          <table:table-cell office:value-type="float" office:value="2611380" calcext:value-type="float">
            <text:p>2611380</text:p>
          </table:table-cell>
          <table:table-cell office:value-type="float" office:value="3716950" calcext:value-type="float">
            <text:p>3716950</text:p>
          </table:table-cell>
          <table:table-cell office:value-type="float" office:value="2183470" calcext:value-type="float">
            <text:p>21834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81360" calcext:value-type="float">
            <text:p>2781360</text:p>
          </table:table-cell>
          <table:table-cell office:value-type="float" office:value="2590200" calcext:value-type="float">
            <text:p>2590200</text:p>
          </table:table-cell>
          <table:table-cell office:value-type="float" office:value="3634390" calcext:value-type="float">
            <text:p>3634390</text:p>
          </table:table-cell>
          <table:table-cell office:value-type="float" office:value="2267250" calcext:value-type="float">
            <text:p>22672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68950" calcext:value-type="float">
            <text:p>2768950</text:p>
          </table:table-cell>
          <table:table-cell office:value-type="float" office:value="2593230" calcext:value-type="float">
            <text:p>2593230</text:p>
          </table:table-cell>
          <table:table-cell office:value-type="float" office:value="3711860" calcext:value-type="float">
            <text:p>3711860</text:p>
          </table:table-cell>
          <table:table-cell office:value-type="float" office:value="2473880" calcext:value-type="float">
            <text:p>24738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67390" calcext:value-type="float">
            <text:p>2767390</text:p>
          </table:table-cell>
          <table:table-cell office:value-type="float" office:value="2525380" calcext:value-type="float">
            <text:p>2525380</text:p>
          </table:table-cell>
          <table:table-cell office:value-type="float" office:value="3567770" calcext:value-type="float">
            <text:p>3567770</text:p>
          </table:table-cell>
          <table:table-cell office:value-type="float" office:value="2399550" calcext:value-type="float">
            <text:p>23995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54870" calcext:value-type="float">
            <text:p>2654870</text:p>
          </table:table-cell>
          <table:table-cell office:value-type="float" office:value="2561270" calcext:value-type="float">
            <text:p>2561270</text:p>
          </table:table-cell>
          <table:table-cell office:value-type="float" office:value="3482130" calcext:value-type="float">
            <text:p>3482130</text:p>
          </table:table-cell>
          <table:table-cell office:value-type="float" office:value="2218000" calcext:value-type="float">
            <text:p>2218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9090" calcext:value-type="float">
            <text:p>2709090</text:p>
          </table:table-cell>
          <table:table-cell office:value-type="float" office:value="2565500" calcext:value-type="float">
            <text:p>2565500</text:p>
          </table:table-cell>
          <table:table-cell office:value-type="float" office:value="3399650" calcext:value-type="float">
            <text:p>3399650</text:p>
          </table:table-cell>
          <table:table-cell office:value-type="float" office:value="2284160" calcext:value-type="float">
            <text:p>22841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40960" calcext:value-type="float">
            <text:p>2440960</text:p>
          </table:table-cell>
          <table:table-cell office:value-type="float" office:value="2530410" calcext:value-type="float">
            <text:p>2530410</text:p>
          </table:table-cell>
          <table:table-cell office:value-type="float" office:value="3204690" calcext:value-type="float">
            <text:p>3204690</text:p>
          </table:table-cell>
          <table:table-cell office:value-type="float" office:value="2279660" calcext:value-type="float">
            <text:p>22796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38540" calcext:value-type="float">
            <text:p>2638540</text:p>
          </table:table-cell>
          <table:table-cell office:value-type="float" office:value="2671660" calcext:value-type="float">
            <text:p>2671660</text:p>
          </table:table-cell>
          <table:table-cell office:value-type="float" office:value="3102720" calcext:value-type="float">
            <text:p>3102720</text:p>
          </table:table-cell>
          <table:table-cell office:value-type="float" office:value="2276190" calcext:value-type="float">
            <text:p>22761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62330" calcext:value-type="float">
            <text:p>2562330</text:p>
          </table:table-cell>
          <table:table-cell office:value-type="float" office:value="2541680" calcext:value-type="float">
            <text:p>2541680</text:p>
          </table:table-cell>
          <table:table-cell office:value-type="float" office:value="3034130" calcext:value-type="float">
            <text:p>3034130</text:p>
          </table:table-cell>
          <table:table-cell office:value-type="float" office:value="2159570" calcext:value-type="float">
            <text:p>21595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45340" calcext:value-type="float">
            <text:p>2445340</text:p>
          </table:table-cell>
          <table:table-cell office:value-type="float" office:value="2534690" calcext:value-type="float">
            <text:p>2534690</text:p>
          </table:table-cell>
          <table:table-cell office:value-type="float" office:value="2956330" calcext:value-type="float">
            <text:p>2956330</text:p>
          </table:table-cell>
          <table:table-cell office:value-type="float" office:value="2158150" calcext:value-type="float">
            <text:p>21581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28510" calcext:value-type="float">
            <text:p>2528510</text:p>
          </table:table-cell>
          <table:table-cell office:value-type="float" office:value="2468720" calcext:value-type="float">
            <text:p>2468720</text:p>
          </table:table-cell>
          <table:table-cell office:value-type="float" office:value="2870640" calcext:value-type="float">
            <text:p>2870640</text:p>
          </table:table-cell>
          <table:table-cell office:value-type="float" office:value="2003030" calcext:value-type="float">
            <text:p>20030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55340" calcext:value-type="float">
            <text:p>2455340</text:p>
          </table:table-cell>
          <table:table-cell office:value-type="float" office:value="2509680" calcext:value-type="float">
            <text:p>2509680</text:p>
          </table:table-cell>
          <table:table-cell office:value-type="float" office:value="2804190" calcext:value-type="float">
            <text:p>2804190</text:p>
          </table:table-cell>
          <table:table-cell office:value-type="float" office:value="2134010" calcext:value-type="float">
            <text:p>21340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28180" calcext:value-type="float">
            <text:p>2528180</text:p>
          </table:table-cell>
          <table:table-cell office:value-type="float" office:value="2493740" calcext:value-type="float">
            <text:p>2493740</text:p>
          </table:table-cell>
          <table:table-cell office:value-type="float" office:value="2837800" calcext:value-type="float">
            <text:p>2837800</text:p>
          </table:table-cell>
          <table:table-cell office:value-type="float" office:value="2179900" calcext:value-type="float">
            <text:p>21799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25880" calcext:value-type="float">
            <text:p>2425880</text:p>
          </table:table-cell>
          <table:table-cell office:value-type="float" office:value="2467010" calcext:value-type="float">
            <text:p>2467010</text:p>
          </table:table-cell>
          <table:table-cell office:value-type="float" office:value="2747060" calcext:value-type="float">
            <text:p>2747060</text:p>
          </table:table-cell>
          <table:table-cell office:value-type="float" office:value="2149780" calcext:value-type="float">
            <text:p>21497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92030" calcext:value-type="float">
            <text:p>2492030</text:p>
          </table:table-cell>
          <table:table-cell office:value-type="float" office:value="2452600" calcext:value-type="float">
            <text:p>2452600</text:p>
          </table:table-cell>
          <table:table-cell office:value-type="float" office:value="2687910" calcext:value-type="float">
            <text:p>2687910</text:p>
          </table:table-cell>
          <table:table-cell office:value-type="float" office:value="2051240" calcext:value-type="float">
            <text:p>20512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13690" calcext:value-type="float">
            <text:p>2313690</text:p>
          </table:table-cell>
          <table:table-cell office:value-type="float" office:value="2412210" calcext:value-type="float">
            <text:p>2412210</text:p>
          </table:table-cell>
          <table:table-cell office:value-type="float" office:value="2615930" calcext:value-type="float">
            <text:p>2615930</text:p>
          </table:table-cell>
          <table:table-cell office:value-type="float" office:value="2150980" calcext:value-type="float">
            <text:p>21509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27610" calcext:value-type="float">
            <text:p>2327610</text:p>
          </table:table-cell>
          <table:table-cell office:value-type="float" office:value="2470380" calcext:value-type="float">
            <text:p>2470380</text:p>
          </table:table-cell>
          <table:table-cell office:value-type="float" office:value="2552740" calcext:value-type="float">
            <text:p>2552740</text:p>
          </table:table-cell>
          <table:table-cell office:value-type="float" office:value="2107750" calcext:value-type="float">
            <text:p>2107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1T14:15:31.100790390</dc:date>
    <meta:editing-duration>PT1M29S</meta:editing-duration>
    <meta:editing-cycles>1</meta:editing-cycles>
    <meta:document-statistic meta:table-count="1" meta:cell-count="150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9.885cm" svg:y="2.811cm" style:legend-expansion="high" chart:style-name="ch2"/>
        <chart:plot-area chart:style-name="ch3" table:cell-range-address="'set-results'.A1:'set-results'.E30" chart:data-source-has-labels="row" svg:x="0.319cm" svg:y="0.18cm" svg:width="9.247cm" svg:height="8.646cm">
          <chartooo:coordinate-region svg:x="1.866cm" svg:y="0.379cm" svg:width="7.513cm" svg:height="7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t-results'.A2:'set-results'.A30" chart:label-cell-address="'set-results'.A1:'set-results'.A1" chart:class="chart:line">
            <chart:data-point chart:repeated="29"/>
          </chart:series>
          <chart:series chart:style-name="ch7" chart:values-cell-range-address="'set-results'.B2:'set-results'.B30" chart:label-cell-address="'set-results'.B1:'set-results'.B1" chart:class="chart:line">
            <chart:data-point chart:repeated="29"/>
          </chart:series>
          <chart:series chart:style-name="ch8" chart:values-cell-range-address="'set-results'.C2:'set-results'.C30" chart:label-cell-address="'set-results'.C1:'set-results'.C1" chart:class="chart:line">
            <chart:data-point chart:repeated="29"/>
          </chart:series>
          <chart:series chart:style-name="ch9" chart:values-cell-range-address="'set-results'.D2:'set-results'.D30" chart:label-cell-address="'set-results'.D1:'set-results'.D1" chart:class="chart:line">
            <chart:data-point chart:repeated="29"/>
          </chart:series>
          <chart:series chart:style-name="ch10" chart:values-cell-range-address="'set-results'.E2:'set-results'.E30" chart:label-cell-address="'set-results'.E1:'set-results'.E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set-results'.A1:'set-results'.A1</svg:desc>
                </draw:g>
              </table:table-cell>
              <table:table-cell office:value-type="string">
                <text:p>[512 buckets]Michael hash-table"</text:p>
                <draw:g>
                  <svg:desc>'set-results'.B1:'set-results'.B1</svg:desc>
                </draw:g>
              </table:table-cell>
              <table:table-cell office:value-type="string">
                <text:p>std::unordered_set with mutex"</text:p>
                <draw:g>
                  <svg:desc>'set-results'.C1:'set-results'.C1</svg:desc>
                </draw:g>
              </table:table-cell>
              <table:table-cell office:value-type="string">
                <text:p>std::unordered_set with spin-lock"</text:p>
                <draw:g>
                  <svg:desc>'set-results'.D1:'set-results'.D1</svg:desc>
                </draw:g>
              </table:table-cell>
              <table:table-cell office:value-type="string">
                <text:p>tbb::concurent_hash_map"</text:p>
                <draw:g>
                  <svg:desc>'set-results'.E1:'se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t-results'.A2:'set-results'.A30</svg:desc>
                </draw:g>
              </table:table-cell>
              <table:table-cell office:value-type="float" office:value="5805390">
                <text:p>5805390</text:p>
                <draw:g>
                  <svg:desc>'set-results'.B2:'set-results'.B30</svg:desc>
                </draw:g>
              </table:table-cell>
              <table:table-cell office:value-type="float" office:value="4712200">
                <text:p>4712200</text:p>
                <draw:g>
                  <svg:desc>'set-results'.C2:'set-results'.C30</svg:desc>
                </draw:g>
              </table:table-cell>
              <table:table-cell office:value-type="float" office:value="5316790">
                <text:p>5316790</text:p>
                <draw:g>
                  <svg:desc>'set-results'.D2:'set-results'.D30</svg:desc>
                </draw:g>
              </table:table-cell>
              <table:table-cell office:value-type="float" office:value="4468000">
                <text:p>4468000</text:p>
                <draw:g>
                  <svg:desc>'set-results'.E2:'set-result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83090">
                <text:p>1583090</text:p>
              </table:table-cell>
              <table:table-cell office:value-type="float" office:value="1696260">
                <text:p>1696260</text:p>
              </table:table-cell>
              <table:table-cell office:value-type="float" office:value="5185880">
                <text:p>5185880</text:p>
              </table:table-cell>
              <table:table-cell office:value-type="float" office:value="2060550">
                <text:p>2060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87740">
                <text:p>1587740</text:p>
              </table:table-cell>
              <table:table-cell office:value-type="float" office:value="1509140">
                <text:p>1509140</text:p>
              </table:table-cell>
              <table:table-cell office:value-type="float" office:value="4652520">
                <text:p>4652520</text:p>
              </table:table-cell>
              <table:table-cell office:value-type="float" office:value="1499720">
                <text:p>14997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42220">
                <text:p>1342220</text:p>
              </table:table-cell>
              <table:table-cell office:value-type="float" office:value="1572400">
                <text:p>1572400</text:p>
              </table:table-cell>
              <table:table-cell office:value-type="float" office:value="4615800">
                <text:p>4615800</text:p>
              </table:table-cell>
              <table:table-cell office:value-type="float" office:value="1219700">
                <text:p>1219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25780">
                <text:p>1225780</text:p>
              </table:table-cell>
              <table:table-cell office:value-type="float" office:value="1551360">
                <text:p>1551360</text:p>
              </table:table-cell>
              <table:table-cell office:value-type="float" office:value="4573420">
                <text:p>4573420</text:p>
              </table:table-cell>
              <table:table-cell office:value-type="float" office:value="1152780">
                <text:p>1152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82780">
                <text:p>1682780</text:p>
              </table:table-cell>
              <table:table-cell office:value-type="float" office:value="2051750">
                <text:p>2051750</text:p>
              </table:table-cell>
              <table:table-cell office:value-type="float" office:value="4485690">
                <text:p>4485690</text:p>
              </table:table-cell>
              <table:table-cell office:value-type="float" office:value="1314590">
                <text:p>13145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598520">
                <text:p>1598520</text:p>
              </table:table-cell>
              <table:table-cell office:value-type="float" office:value="1851630">
                <text:p>1851630</text:p>
              </table:table-cell>
              <table:table-cell office:value-type="float" office:value="4436930">
                <text:p>4436930</text:p>
              </table:table-cell>
              <table:table-cell office:value-type="float" office:value="1380510">
                <text:p>13805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45040">
                <text:p>2245040</text:p>
              </table:table-cell>
              <table:table-cell office:value-type="float" office:value="2534570">
                <text:p>2534570</text:p>
              </table:table-cell>
              <table:table-cell office:value-type="float" office:value="4342920">
                <text:p>4342920</text:p>
              </table:table-cell>
              <table:table-cell office:value-type="float" office:value="1102130">
                <text:p>11021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69610">
                <text:p>2569610</text:p>
              </table:table-cell>
              <table:table-cell office:value-type="float" office:value="2087960">
                <text:p>2087960</text:p>
              </table:table-cell>
              <table:table-cell office:value-type="float" office:value="4287460">
                <text:p>4287460</text:p>
              </table:table-cell>
              <table:table-cell office:value-type="float" office:value="1435600">
                <text:p>14356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565120">
                <text:p>2565120</text:p>
              </table:table-cell>
              <table:table-cell office:value-type="float" office:value="2684570">
                <text:p>2684570</text:p>
              </table:table-cell>
              <table:table-cell office:value-type="float" office:value="4099100">
                <text:p>4099100</text:p>
              </table:table-cell>
              <table:table-cell office:value-type="float" office:value="2137850">
                <text:p>2137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856310">
                <text:p>2856310</text:p>
              </table:table-cell>
              <table:table-cell office:value-type="float" office:value="2575570">
                <text:p>2575570</text:p>
              </table:table-cell>
              <table:table-cell office:value-type="float" office:value="3907950">
                <text:p>3907950</text:p>
              </table:table-cell>
              <table:table-cell office:value-type="float" office:value="2306070">
                <text:p>23060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664930">
                <text:p>2664930</text:p>
              </table:table-cell>
              <table:table-cell office:value-type="float" office:value="2598920">
                <text:p>2598920</text:p>
              </table:table-cell>
              <table:table-cell office:value-type="float" office:value="3788510">
                <text:p>3788510</text:p>
              </table:table-cell>
              <table:table-cell office:value-type="float" office:value="2356910">
                <text:p>23569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738440">
                <text:p>2738440</text:p>
              </table:table-cell>
              <table:table-cell office:value-type="float" office:value="2611380">
                <text:p>2611380</text:p>
              </table:table-cell>
              <table:table-cell office:value-type="float" office:value="3716950">
                <text:p>3716950</text:p>
              </table:table-cell>
              <table:table-cell office:value-type="float" office:value="2183470">
                <text:p>21834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781360">
                <text:p>2781360</text:p>
              </table:table-cell>
              <table:table-cell office:value-type="float" office:value="2590200">
                <text:p>2590200</text:p>
              </table:table-cell>
              <table:table-cell office:value-type="float" office:value="3634390">
                <text:p>3634390</text:p>
              </table:table-cell>
              <table:table-cell office:value-type="float" office:value="2267250">
                <text:p>22672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2768950">
                <text:p>2768950</text:p>
              </table:table-cell>
              <table:table-cell office:value-type="float" office:value="2593230">
                <text:p>2593230</text:p>
              </table:table-cell>
              <table:table-cell office:value-type="float" office:value="3711860">
                <text:p>3711860</text:p>
              </table:table-cell>
              <table:table-cell office:value-type="float" office:value="2473880">
                <text:p>24738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2767390">
                <text:p>2767390</text:p>
              </table:table-cell>
              <table:table-cell office:value-type="float" office:value="2525380">
                <text:p>2525380</text:p>
              </table:table-cell>
              <table:table-cell office:value-type="float" office:value="3567770">
                <text:p>3567770</text:p>
              </table:table-cell>
              <table:table-cell office:value-type="float" office:value="2399550">
                <text:p>2399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2654870">
                <text:p>2654870</text:p>
              </table:table-cell>
              <table:table-cell office:value-type="float" office:value="2561270">
                <text:p>2561270</text:p>
              </table:table-cell>
              <table:table-cell office:value-type="float" office:value="3482130">
                <text:p>3482130</text:p>
              </table:table-cell>
              <table:table-cell office:value-type="float" office:value="2218000">
                <text:p>2218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2709090">
                <text:p>2709090</text:p>
              </table:table-cell>
              <table:table-cell office:value-type="float" office:value="2565500">
                <text:p>2565500</text:p>
              </table:table-cell>
              <table:table-cell office:value-type="float" office:value="3399650">
                <text:p>3399650</text:p>
              </table:table-cell>
              <table:table-cell office:value-type="float" office:value="2284160">
                <text:p>22841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2440960">
                <text:p>2440960</text:p>
              </table:table-cell>
              <table:table-cell office:value-type="float" office:value="2530410">
                <text:p>2530410</text:p>
              </table:table-cell>
              <table:table-cell office:value-type="float" office:value="3204690">
                <text:p>3204690</text:p>
              </table:table-cell>
              <table:table-cell office:value-type="float" office:value="2279660">
                <text:p>22796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2638540">
                <text:p>2638540</text:p>
              </table:table-cell>
              <table:table-cell office:value-type="float" office:value="2671660">
                <text:p>2671660</text:p>
              </table:table-cell>
              <table:table-cell office:value-type="float" office:value="3102720">
                <text:p>3102720</text:p>
              </table:table-cell>
              <table:table-cell office:value-type="float" office:value="2276190">
                <text:p>2276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2562330">
                <text:p>2562330</text:p>
              </table:table-cell>
              <table:table-cell office:value-type="float" office:value="2541680">
                <text:p>2541680</text:p>
              </table:table-cell>
              <table:table-cell office:value-type="float" office:value="3034130">
                <text:p>3034130</text:p>
              </table:table-cell>
              <table:table-cell office:value-type="float" office:value="2159570">
                <text:p>21595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2445340">
                <text:p>2445340</text:p>
              </table:table-cell>
              <table:table-cell office:value-type="float" office:value="2534690">
                <text:p>2534690</text:p>
              </table:table-cell>
              <table:table-cell office:value-type="float" office:value="2956330">
                <text:p>2956330</text:p>
              </table:table-cell>
              <table:table-cell office:value-type="float" office:value="2158150">
                <text:p>21581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2528510">
                <text:p>2528510</text:p>
              </table:table-cell>
              <table:table-cell office:value-type="float" office:value="2468720">
                <text:p>2468720</text:p>
              </table:table-cell>
              <table:table-cell office:value-type="float" office:value="2870640">
                <text:p>2870640</text:p>
              </table:table-cell>
              <table:table-cell office:value-type="float" office:value="2003030">
                <text:p>20030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455340">
                <text:p>2455340</text:p>
              </table:table-cell>
              <table:table-cell office:value-type="float" office:value="2509680">
                <text:p>2509680</text:p>
              </table:table-cell>
              <table:table-cell office:value-type="float" office:value="2804190">
                <text:p>2804190</text:p>
              </table:table-cell>
              <table:table-cell office:value-type="float" office:value="2134010">
                <text:p>21340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2528180">
                <text:p>2528180</text:p>
              </table:table-cell>
              <table:table-cell office:value-type="float" office:value="2493740">
                <text:p>2493740</text:p>
              </table:table-cell>
              <table:table-cell office:value-type="float" office:value="2837800">
                <text:p>2837800</text:p>
              </table:table-cell>
              <table:table-cell office:value-type="float" office:value="2179900">
                <text:p>2179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">
                <text:p>77</text:p>
              </table:table-cell>
              <table:table-cell office:value-type="float" office:value="2425880">
                <text:p>2425880</text:p>
              </table:table-cell>
              <table:table-cell office:value-type="float" office:value="2467010">
                <text:p>2467010</text:p>
              </table:table-cell>
              <table:table-cell office:value-type="float" office:value="2747060">
                <text:p>2747060</text:p>
              </table:table-cell>
              <table:table-cell office:value-type="float" office:value="2149780">
                <text:p>21497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492030">
                <text:p>2492030</text:p>
              </table:table-cell>
              <table:table-cell office:value-type="float" office:value="2452600">
                <text:p>2452600</text:p>
              </table:table-cell>
              <table:table-cell office:value-type="float" office:value="2687910">
                <text:p>2687910</text:p>
              </table:table-cell>
              <table:table-cell office:value-type="float" office:value="2051240">
                <text:p>20512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">
                <text:p>85</text:p>
              </table:table-cell>
              <table:table-cell office:value-type="float" office:value="2313690">
                <text:p>2313690</text:p>
              </table:table-cell>
              <table:table-cell office:value-type="float" office:value="2412210">
                <text:p>2412210</text:p>
              </table:table-cell>
              <table:table-cell office:value-type="float" office:value="2615930">
                <text:p>2615930</text:p>
              </table:table-cell>
              <table:table-cell office:value-type="float" office:value="2150980">
                <text:p>21509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  <table:table-cell office:value-type="float" office:value="2327610">
                <text:p>2327610</text:p>
              </table:table-cell>
              <table:table-cell office:value-type="float" office:value="2470380">
                <text:p>2470380</text:p>
              </table:table-cell>
              <table:table-cell office:value-type="float" office:value="2552740">
                <text:p>2552740</text:p>
              </table:table-cell>
              <table:table-cell office:value-type="float" office:value="2107750">
                <text:p>2107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